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0ea465" officeooo:paragraph-rsid="000ea465"/>
    </style:style>
    <style:style style:name="P2" style:family="paragraph" style:parent-style-name="Standard" style:list-style-name="L3">
      <style:paragraph-properties fo:text-align="start" style:justify-single-word="false"/>
      <style:text-properties fo:language="en" fo:country="US" officeooo:rsid="000ea465" officeooo:paragraph-rsid="000ea465"/>
    </style:style>
    <style:style style:name="P3" style:family="paragraph" style:parent-style-name="Standard" style:list-style-name="L4">
      <style:paragraph-properties fo:text-align="start" style:justify-single-word="false"/>
      <style:text-properties fo:language="en" fo:country="US" officeooo:rsid="000ea465" officeooo:paragraph-rsid="000ea465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ee983" officeooo:paragraph-rsid="000ee983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133261" officeooo:paragraph-rsid="00133261"/>
    </style:style>
    <style:style style:name="P6" style:family="paragraph" style:parent-style-name="Standard">
      <style:paragraph-properties fo:text-align="center" style:justify-single-word="false"/>
      <style:text-properties fo:language="ru" fo:country="RU" officeooo:rsid="000ea465" officeooo:paragraph-rsid="000ea465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0ea465" officeooo:paragraph-rsid="000ea465"/>
    </style:style>
    <style:style style:name="P8" style:family="paragraph" style:parent-style-name="Standard" style:list-style-name="L1">
      <style:paragraph-properties fo:text-align="start" style:justify-single-word="false"/>
      <style:text-properties fo:language="ru" fo:country="RU" officeooo:rsid="000ea465" officeooo:paragraph-rsid="000ea465"/>
    </style:style>
    <style:style style:name="P9" style:family="paragraph" style:parent-style-name="Standard" style:list-style-name="L2">
      <style:paragraph-properties fo:text-align="start" style:justify-single-word="false"/>
      <style:text-properties fo:language="ru" fo:country="RU" officeooo:rsid="000ea465" officeooo:paragraph-rsid="000ea465"/>
    </style:style>
    <style:style style:name="P10" style:family="paragraph" style:parent-style-name="Standard" style:list-style-name="L3">
      <style:paragraph-properties fo:text-align="start" style:justify-single-word="false"/>
      <style:text-properties fo:language="ru" fo:country="RU" officeooo:rsid="000ea465" officeooo:paragraph-rsid="000ea465"/>
    </style:style>
    <style:style style:name="P11" style:family="paragraph" style:parent-style-name="Standard" style:list-style-name="L4">
      <style:paragraph-properties fo:text-align="start" style:justify-single-word="false"/>
      <style:text-properties fo:language="ru" fo:country="RU" officeooo:rsid="000ea465" officeooo:paragraph-rsid="000ea465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0ee983" officeooo:paragraph-rsid="000ee983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rsid="000ee983" officeooo:paragraph-rsid="000ee983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rsid="00133261" officeooo:paragraph-rsid="00133261"/>
    </style:style>
    <style:style style:name="P15" style:family="paragraph" style:parent-style-name="Standard" style:list-style-name="L5">
      <style:paragraph-properties fo:text-align="start" style:justify-single-word="false"/>
      <style:text-properties fo:language="ru" fo:country="RU" officeooo:rsid="00133261" officeooo:paragraph-rsid="00133261"/>
    </style:style>
    <style:style style:name="P16" style:family="paragraph" style:parent-style-name="Standard">
      <style:paragraph-properties fo:text-align="center" style:justify-single-word="false"/>
      <style:text-properties fo:language="ru" fo:country="RU" officeooo:rsid="00133261" officeooo:paragraph-rsid="00133261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139ab8" officeooo:paragraph-rsid="00139ab8"/>
    </style:style>
    <style:style style:name="P18" style:family="paragraph" style:parent-style-name="Standard" style:list-style-name="L5">
      <style:paragraph-properties fo:text-align="start" style:justify-single-word="false"/>
      <style:text-properties fo:language="ru" fo:country="RU" officeooo:rsid="00139ab8" officeooo:paragraph-rsid="00139ab8"/>
    </style:style>
    <style:style style:name="P19" style:family="paragraph" style:parent-style-name="Standard">
      <style:paragraph-properties fo:text-align="center" style:justify-single-word="false"/>
      <style:text-properties fo:font-size="16pt" fo:language="ru" fo:country="RU" officeooo:rsid="000ea465" officeooo:paragraph-rsid="000ea465" fo:background-color="#acb20c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29cf4"/>
    </style:style>
    <style:style style:name="T4" style:family="text">
      <style:text-properties fo:language="ru" fo:country="RU" officeooo:rsid="00133261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language="ru" fo:country="RU" style:font-size-asian="11pt" style:font-size-complex="11pt"/>
    </style:style>
    <style:style style:name="T7" style:family="text">
      <style:text-properties fo:font-size="10pt" style:font-size-asian="8.75pt" style:font-size-complex="10pt"/>
    </style:style>
    <style:style style:name="T8" style:family="text">
      <style:text-properties fo:font-size="10pt" fo:language="ru" fo:country="RU" style:font-size-asian="8.75pt" style:font-size-complex="10pt"/>
    </style:style>
    <style:style style:name="T9" style:family="text">
      <style:text-properties officeooo:rsid="00129cf4"/>
    </style:style>
    <style:style style:name="T10" style:family="text">
      <style:text-properties officeooo:rsid="0013326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Состав языка программирования</text:p>
      <text:p text:style-name="P6"/>
      <text:p text:style-name="P7">В тексте на любом естественном языке можно выделить 4 основных элемента.</text:p>
      <text:list text:style-name="L1">
        <text:list-item>
          <text:p text:style-name="P8">1) Символы</text:p>
        </text:list-item>
        <text:list-item>
          <text:p text:style-name="P8">2) Слова</text:p>
        </text:list-item>
        <text:list-item>
          <text:p text:style-name="P8">3) Словосочетания</text:p>
        </text:list-item>
        <text:list-item>
          <text:p text:style-name="P8">4) Предложения</text:p>
        </text:list-item>
      </text:list>
      <text:p text:style-name="P7"/>
      <text:p text:style-name="P7">Подобные элементы содержит и любой язык программирования.</text:p>
      <text:p text:style-name="P7"/>
      <text:list xml:id="list2960270403" text:style-name="L2">
        <text:list-item>
          <text:p text:style-name="P9">1) Слова называют лексемами.</text:p>
        </text:list-item>
        <text:list-item>
          <text:p text:style-name="P9">2) Словосочетания выражениями.</text:p>
        </text:list-item>
        <text:list-item>
          <text:p text:style-name="P9">3) Предложения операторами.</text:p>
        </text:list-item>
      </text:list>
      <text:p text:style-name="P7"/>
      <text:p text:style-name="P7"/>
      <text:p text:style-name="P7">Алфавит языка — основные неделимые знаки с помощью которых пишутся все тексты на языке.</text:p>
      <text:p text:style-name="P7"/>
      <text:p text:style-name="P7">Лексемы(Элементарные конструкции) — минимальная единица языка имеющая самостоятельный смысл.</text:p>
      <text:p text:style-name="P7"/>
      <text:p text:style-name="P7">Выражение — задаёт правила вычисления некоторого значения.</text:p>
      <text:p text:style-name="P7"/>
      <text:p text:style-name="P7">Оператор — задает законченное описание некоторого действия.</text:p>
      <text:p text:style-name="P7"/>
      <text:p text:style-name="P7">Алфавит языка <text:span text:style-name="T1">C++ </text:span>содержит - </text:p>
      <text:list text:style-name="L3">
        <text:list-header>
          <text:p text:style-name="P10"/>
        </text:list-header>
        <text:list-item>
          <text:p text:style-name="P10">1) прописные и строчные латинские буквы и <text:s/>знак подчёркивания.</text:p>
        </text:list-item>
        <text:list-item>
          <text:p text:style-name="P10">2) Арабские цифры от 0-9</text:p>
        </text:list-item>
        <text:list-item>
          <text:p text:style-name="P10">3) Спец. Знаки - « <text:span text:style-name="T1">{}.|[]()=-/%</text:span></text:p>
        </text:list-item>
        <text:list-item>
          <text:p text:style-name="P2">4) <text:span text:style-name="T2">Пробелы, табуляции.</text:span></text:p>
        </text:list-item>
      </text:list>
      <text:p text:style-name="P1"/>
      <text:p text:style-name="P7">Лексемы включают в себе следующие понятия:</text:p>
      <text:p text:style-name="P7"/>
      <text:list xml:id="list4138838460" text:style-name="L4">
        <text:list-item>
          <text:p text:style-name="P3">1) <text:span text:style-name="T2">Идентификатор — имя программного объекта. В нём могут быть использованы латинские буквы, цифры и знак подчёркивания. Но начинаться он может лишь либо с буквы, либо с символа подчёркивания. Пробелы в идентификаторах не допускаются.</text:span></text:p>
          <text:p text:style-name="P3"/>
        </text:list-item>
        <text:list-item>
          <text:p text:style-name="P11">2) Ключевые (зарезервированные) слова. (<text:span text:style-name="T1">Keywords) – </text:span>слова, которые имеют специальные значения для компилятора. Их нельзя использовать в качетсве идентификаторов.</text:p>
          <text:p text:style-name="P11"/>
        </text:list-item>
        <text:list-item>
          <text:p text:style-name="P11">3) <text:s/>Знаки операций — один или несколько символов действия над операндами. Операции могут быть унарные, бинарные или тернарная. В зависимости от количества операторов.</text:p>
          <text:p text:style-name="P11"/>
        </text:list-item>
        <text:list-item>
          <text:p text:style-name="P11">4) Константы — не изменяемые величины целого, вещественного, символьного или строкового типа</text:p>
          <text:p text:style-name="P11"/>
        </text:list-item>
        <text:list-item>
          <text:p text:style-name="P11">5) Разделители - (), ., ,, &lt;<text:span text:style-name="T1">space&gt;.</text:span></text:p>
        </text:list-item>
      </text:list>
      <text:p text:style-name="P7"/>
      <text:p text:style-name="P6"/>
      <text:p text:style-name="P6"><text:soft-page-break/>Комментарии</text:p>
      <text:p text:style-name="P7">В <text:span text:style-name="T1">c++ // - </text:span>однострочный; /<text:span text:style-name="T1">**/ - </text:span>многострочный</text:p>
      <text:p text:style-name="P7"/>
      <text:p text:style-name="P13">Типы данных</text:p>
      <text:p text:style-name="P12"/>
      <text:p text:style-name="P12">Типы данных — множества допустимых значений, которые может принимать тот или иной объект, а так же множества допустимых операций, которые приминимы к этому объекту</text:p>
      <text:p text:style-name="P12"/>
      <text:p text:style-name="P13">Классификация типов данных в языке С++</text:p>
      <text:p text:style-name="P12"/>
      <text:p text:style-name="P12">В тетради.</text:p>
      <text:p text:style-name="P12"/>
      <text:p text:style-name="P12">Типы данных</text:p>
      <text:p text:style-name="P12"/>
      <text:p text:style-name="P12">- Базовые(Предопределены стандартом языка, указываются зарезервированными словами их не надо определять и нельзя разложить на более простые составляющие без потерь)</text:p>
      <text:p text:style-name="P12"/>
      <text:p text:style-name="P4">int, unsigned int, char<text:span text:style-name="T2">, </text:span>wchar_t, void, bool, float, double.</text:p>
      <text:p text:style-name="P4"/>
      <text:p text:style-name="P12">Существует четыре спецификатора уточняющих внутренние представление и диапазон стандартных типов.</text:p>
      <text:p text:style-name="P12"/>
      <text:p text:style-name="P4">signed, unsigned, long, short</text:p>
      <text:p text:style-name="P4"/>
      <text:p text:style-name="P4">- <text:span text:style-name="T2">Производные(пользовательские) — Задаются пользователем и переменные этих типов создаются как с использованием базовых типов, так и с помощью других производных типов.</text:span></text:p>
      <text:p text:style-name="P4"/>
      <text:p text:style-name="P4">Vec, arrays, pointers, references</text:p>
      <text:p text:style-name="P4"/>
      <text:p text:style-name="P13">Целочисленные тип данных</text:p>
      <text:p text:style-name="P12"/>
      <text:p text:style-name="P4">int signed <text:tab/> <text:s text:c="5"/>4(32)<text:tab/> -2^31.. 2^31 – 1<text:tab/>int32_t</text:p>
      <text:p text:style-name="P4">unsigned int <text:tab/> <text:s text:c="5"/>4(32) <text:tab/>0, 2^32 – 1</text:p>
      <text:p text:style-name="P4">short int <text:tab/> <text:s text:c="5"/>2 (16) <text:tab/>-2^15..2^15 – 1</text:p>
      <text:p text:style-name="P4">unsigned short int 2(16) <text:tab/>0..2^16 – 1</text:p>
      <text:p text:style-name="P4"/>
      <text:p text:style-name="P4">long int<text:tab/> <text:s text:c="5"/>4(32)<text:tab/>-2^31..2^31 – 1<text:tab/> int32_t</text:p>
      <text:p text:style-name="P4">long long int<text:tab/> <text:s text:c="5"/>8(64)<text:tab/>-2^63..2^63-1<text:tab/><text:tab/> int64_t</text:p>
      <text:p text:style-name="P4"/>
      <text:p text:style-name="P12">Для внутреннего знаковых целых чисел, характерно определение знака по старшему биту.</text:p>
      <text:p text:style-name="P12"/>
      <text:p text:style-name="P12">0 для положительных, 1 для отрицательных. Поэтому число нуль к положительным числам. И следовательно наблюдается асиметрия границ диапозонов. На практике рекомендуется использовать основной целый тип <text:span text:style-name="T1">int – </text:span>его данные практически всегда обрабатываются быстрее, чем данные других целых типов.</text:p>
      <text:p text:style-name="P12"/>
      <text:p text:style-name="P12">Короткий тип используется для хранения больших массивов чисел с целью экономии памяти при условии, что значения элементов не выходят за предельные границы этого типа.</text:p>
      <text:p text:style-name="P12"/>
      <text:p text:style-name="P12">Длинные типы необходимы в ситуации, когда не хватает типа <text:span text:style-name="T1">int.</text:span></text:p>
      <text:p text:style-name="P12"/>
      <text:p text:style-name="P13"/>
      <text:p text:style-name="P13"><text:soft-page-break/>Вещественный тип данных</text:p>
      <text:p text:style-name="P13"/>
      <text:p text:style-name="P12">Для представления вещественного типа данных используются два формата.</text:p>
      <text:p text:style-name="P12">С фиксированной точкой</text:p>
      <text:p text:style-name="P4">[sign][<text:span text:style-name="T2">Целая часть</text:span>].{<text:span text:style-name="T2">Дробная часть</text:span>}</text:p>
      <text:p text:style-name="P4"/>
      <text:p text:style-name="P12">Так же .<text:span text:style-name="T1">168 = 0.168, 183 = 183.0</text:span></text:p>
      <text:p text:style-name="P12"/>
      <text:p text:style-name="P12">С плавающей точкой (Экспоненциальной форме<text:span text:style-name="T1">)</text:span></text:p>
      <text:p text:style-name="P12">мантисса <text:span text:style-name="T1">E/e </text:span>порядок</text:p>
      <text:p text:style-name="P12"/>
      <text:p text:style-name="P12">6.3<text:span text:style-name="T1">E+03 = 6.3*10^+3</text:span></text:p>
      <text:p text:style-name="P4">6.3e-03 <text:s/>= 6.3*10^-3</text:p>
      <text:p text:style-name="P4"/>
      <text:p text:style-name="P12">Мантисса — вещественное число в интервале от <text:span text:style-name="T1">(</text:span>-10..10)</text:p>
      <text:p text:style-name="P12"/>
      <text:p text:style-name="P4">float <text:tab/><text:tab/>4(32)<text:tab/> -3.4E+38..3.4E+38 → <text:span text:style-name="T5">1 </text:span><text:span text:style-name="T6">бит на знак, 8 бит для экспоненты, 23 для мантиссы</text:span></text:p>
      <text:p text:style-name="P4">double <text:tab/>8(64) <text:tab/>-1.7E+308..1.7E+308 → <text:span text:style-name="T7">1 </text:span><text:span text:style-name="T8">бит на знак, 11 для экспоненты, 52 для мантиссы.</text:span></text:p>
      <text:p text:style-name="P4">long double <text:s text:c="3"/>8(64) <text:tab/>-1.7E+308..1.7E+308</text:p>
      <text:p text:style-name="P4"/>
      <text:p text:style-name="P13">Символьный тип данных</text:p>
      <text:p text:style-name="P4">char – <text:span text:style-name="T2">предназначена для хранения только одного символа. В памяти компьютера они хранятся как </text:span>uint8_t. <text:span text:style-name="T2">Соответствие меж символами и их кодами задаётся таблицей кодировки</text:span>, <text:span text:style-name="T2">которая может зависеть от компьютера и ОС. (</text:span>ASCII)</text:p>
      <text:p text:style-name="P4"/>
      <text:p text:style-name="P4">wchar_t – <text:span text:style-name="T2">предназначен для работы с набором символов для кодировки которых не достаточно одного байта. </text:span><text:span text:style-name="T3">Например кодировки </text:span><text:span text:style-name="T9">unicode. </text:span><text:span text:style-name="T4">Размер </text:span><text:span text:style-name="T10">wchar_t – </text:span><text:span text:style-name="T4">2 байта \ 16 бит</text:span></text:p>
      <text:p text:style-name="P4"><text:span text:style-name="T4"/></text:p>
      <text:p text:style-name="P5"><text:span text:style-name="T2">Логический тип данных.</text:span></text:p>
      <text:p text:style-name="P14">В языке С++ используется двоичная логика. Для обозначения лжи используется нулевое значение, для обозначения правды ненулевое значение. 1 байт. </text:p>
      <text:p text:style-name="P14"/>
      <text:p text:style-name="P16">Тип <text:span text:style-name="T1">void</text:span></text:p>
      <text:p text:style-name="P14">Множество значения этого типа пусто. Тип <text:span text:style-name="T1">void </text:span>имеет три назначения.</text:p>
      <text:list text:style-name="L5">
        <text:list-item>
          <text:p text:style-name="P15">1) Указание о невозвращении функцией значения.</text:p>
        </text:list-item>
        <text:list-item>
          <text:p text:style-name="P18">2) Указание о неполучении функцией аргументов.</text:p>
        </text:list-item>
        <text:list-item>
          <text:p text:style-name="P18">3) Создание нетипизированных указателей.</text:p>
        </text:list-item>
      </text:list>
      <text:p text:style-name="P17"/>
      <text:p text:style-name="P17"/>
      <text:p text:style-name="P1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4T08:02:46.334000000</meta:creation-date>
    <dc:date>2022-09-14T09:10:39.051000000</dc:date>
    <meta:editing-duration>PT1H7M51S</meta:editing-duration>
    <meta:editing-cycles>6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77" meta:word-count="642" meta:character-count="4564" meta:non-whitespace-character-count="3944"/>
  </office:meta>
</office:document-meta>
</file>